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 mathvariant="italic">Sea</mi>
            <mrow>
              <mi>m</mi>
              <mo stretchy="false">=</mo>
              <mrow>
                <msup>
                  <msub>
                    <mi mathvariant="italic">pr</mi>
                    <mn>1</mn>
                  </msub>
                  <msub>
                    <mi mathvariant="italic">pot</mi>
                    <mn>1</mn>
                  </msub>
                </msup>
                <mo stretchy="false">∗</mo>
                <msup>
                  <msub>
                    <mi mathvariant="italic">pr</mi>
                    <mn>2</mn>
                  </msub>
                  <msub>
                    <mi mathvariant="italic">pot</mi>
                    <mn>2</mn>
                  </msub>
                </msup>
                <mo stretchy="false">∗</mo>
                <msup>
                  <msub>
                    <mi mathvariant="italic">pr</mi>
                    <mn>3</mn>
                  </msub>
                  <msub>
                    <mi mathvariant="italic">pot</mi>
                    <mn>3</mn>
                  </msub>
                </msup>
                <mo stretchy="false">∗</mo>
                <mn>...</mn>
                <mo stretchy="false">∗</mo>
                <msup>
                  <msub>
                    <mi mathvariant="italic">pr</mi>
                    <mi>n</mi>
                  </msub>
                  <msub>
                    <mi mathvariant="italic">pot</mi>
                    <mi>n</mi>
                  </msub>
                </msup>
              </mrow>
            </mrow>
          </mrow>
        </mtd>
      </mtr>
      <mtr>
        <mtd>
          <mrow/>
        </mtd>
      </mtr>
      <mtr>
        <mtd>
          <mrow>
            <mi mathvariant="italic">De</mi>
            <mi mathvariant="italic">tal</mi>
            <mi mathvariant="italic">forma</mi>
            <mi mathvariant="italic">que</mi>
            <msub>
              <mi mathvariant="italic">pr</mi>
              <mi>i</mi>
            </msub>
            <mi mathvariant="italic">es</mi>
            <mi mathvariant="italic">igual</mi>
            <mi>a</mi>
            <mi mathvariant="italic">un</mi>
            <mi mathvariant="italic">número</mi>
            <mi mathvariant="italic">primo</mi>
            <mi>y</mi>
            <mrow>
              <msub>
                <mi mathvariant="italic">pr</mi>
                <mi>i</mi>
              </msub>
              <mo stretchy="false">≠</mo>
              <msub>
                <mi mathvariant="italic">pr</mi>
                <mi>j</mi>
              </msub>
            </mrow>
            <mi mathvariant="italic">con</mi>
            <mrow>
              <mi>i</mi>
              <mo stretchy="false">≠</mo>
              <mi>j</mi>
            </mrow>
          </mrow>
        </mtd>
      </mtr>
      <mtr>
        <mtd>
          <mrow>
            <mi mathvariant="italic">Sea</mi>
            <mrow>
              <mi>q</mi>
              <mo stretchy="false">=</mo>
              <mi mathvariant="italic">los</mi>
            </mrow>
            <mi mathvariant="italic">primeros</mi>
            <mi>q</mi>
            <mi mathvariant="italic">divisores</mi>
            <mi mathvariant="italic">de</mi>
            <mi>m</mi>
            <mi>,</mi>
            <mi mathvariant="italic">desde</mi>
            <msub>
              <mi mathvariant="italic">pr</mi>
              <mn>1</mn>
            </msub>
            <mi mathvariant="italic">hasta</mi>
            <msub>
              <mi mathvariant="italic">pr</mi>
              <mrow>
                <mi>n</mi>
                <mo stretchy="false">−</mo>
                <mn>1</mn>
              </mrow>
            </msub>
          </mrow>
        </mtd>
      </mtr>
      <mtr>
        <mtd>
          <mrow>
            <mi mathvariant="italic">Los</mi>
            <mi mathvariant="italic">divisores</mi>
            <mi mathvariant="italic">hasta</mi>
            <msub>
              <mi mathvariant="italic">pr</mi>
              <mi>n</mi>
            </msub>
            <mi>,</mi>
            <mi mathvariant="italic">de</mi>
            <mi>m</mi>
            <mi>,</mi>
            <mi mathvariant="italic">se</mi>
            <mi mathvariant="italic">obtienen</mi>
            <mi mathvariant="italic">de</mi>
            <mi mathvariant="italic">la</mi>
            <mi mathvariant="italic">siguiente</mi>
            <mi mathvariant="italic">forma</mi>
            <mn>...</mn>
          </mrow>
        </mtd>
      </mtr>
      <mtr>
        <mtd>
          <mrow/>
        </mtd>
      </mtr>
      <mtr>
        <mtd>
          <mrow>
            <mi mathvariant="italic">Se</mi>
            <mi mathvariant="italic">multiplica</mi>
            <mi mathvariant="italic">cada</mi>
            <mi mathvariant="italic">uno</mi>
            <mi mathvariant="italic">de</mi>
            <mi mathvariant="italic">los</mi>
            <mi>q</mi>
            <mi mathvariant="italic">divisores</mi>
            <mi mathvariant="italic">por</mi>
            <msup>
              <msub>
                <mi mathvariant="italic">pr</mi>
                <mi>n</mi>
              </msub>
              <mn>1</mn>
            </msup>
            <mi>,</mi>
            <mi mathvariant="italic">para</mi>
            <mi mathvariant="italic">obtener</mi>
            <mi>q</mi>
            <mi mathvariant="italic">divisores</mi>
            <mi mathvariant="italic">más</mi>
          </mrow>
        </mtd>
      </mtr>
      <mtr>
        <mtd>
          <mrow>
            <mi mathvariant="italic">Se</mi>
            <mi mathvariant="italic">multiplica</mi>
            <mi mathvariant="italic">cada</mi>
            <mi mathvariant="italic">uno</mi>
            <mi mathvariant="italic">de</mi>
            <mi mathvariant="italic">los</mi>
            <mi>q</mi>
            <mi mathvariant="italic">divisores</mi>
            <mi mathvariant="italic">por</mi>
            <msup>
              <msub>
                <mi mathvariant="italic">pr</mi>
                <mi>n</mi>
              </msub>
              <mn>2</mn>
            </msup>
            <mi>,</mi>
            <mi mathvariant="italic">para</mi>
            <mi mathvariant="italic">obtener</mi>
            <mi>q</mi>
            <mi mathvariant="italic">divisores</mi>
            <mi mathvariant="italic">más</mi>
          </mrow>
        </mtd>
      </mtr>
      <mtr>
        <mtd>
          <mrow>
            <mi mathvariant="italic">Se</mi>
            <mi mathvariant="italic">multiplica</mi>
            <mi mathvariant="italic">cada</mi>
            <mi mathvariant="italic">uno</mi>
            <mi mathvariant="italic">de</mi>
            <mi mathvariant="italic">los</mi>
            <mi>q</mi>
            <mi mathvariant="italic">divisores</mi>
            <mi mathvariant="italic">por</mi>
            <msup>
              <msub>
                <mi mathvariant="italic">pr</mi>
                <mi>n</mi>
              </msub>
              <mn>3</mn>
            </msup>
            <mi>,</mi>
            <mi mathvariant="italic">para</mi>
            <mi mathvariant="italic">obtener</mi>
            <mi>q</mi>
            <mi mathvariant="italic">divisores</mi>
            <mi mathvariant="italic">más</mi>
          </mrow>
        </mtd>
      </mtr>
      <mtr>
        <mtd>
          <mn>...</mn>
        </mtd>
      </mtr>
      <mtr>
        <mtd>
          <mrow>
            <mi mathvariant="italic">Se</mi>
            <mi mathvariant="italic">multiplica</mi>
            <mi mathvariant="italic">cada</mi>
            <mi mathvariant="italic">uno</mi>
            <mi mathvariant="italic">de</mi>
            <mi mathvariant="italic">los</mi>
            <mi>q</mi>
            <mi mathvariant="italic">divisores</mi>
            <mi mathvariant="italic">por</mi>
            <msup>
              <msub>
                <mi mathvariant="italic">pr</mi>
                <mi>n</mi>
              </msub>
              <msub>
                <mi mathvariant="italic">pot</mi>
                <mi>n</mi>
              </msub>
            </msup>
            <mi>,</mi>
            <mi mathvariant="italic">para</mi>
            <mi mathvariant="italic">obtener</mi>
            <mi>q</mi>
            <mi mathvariant="italic">divisores</mi>
            <mi mathvariant="italic">más</mi>
          </mrow>
        </mtd>
      </mtr>
      <mtr>
        <mtd>
          <mrow/>
        </mtd>
      </mtr>
      <mtr>
        <mtd>
          <mrow>
            <mi mathvariant="italic">En</mi>
            <mi mathvariant="italic">total</mi>
            <mi mathvariant="italic">se</mi>
            <mi mathvariant="italic">consiguen</mi>
            <mrow>
              <mi>q</mi>
              <mo stretchy="false">∗</mo>
              <msub>
                <mi mathvariant="italic">pot</mi>
                <mi>n</mi>
              </msub>
            </mrow>
            <mi mathvariant="italic">divisores</mi>
            <mi mathvariant="italic">más</mi>
          </mrow>
        </mtd>
      </mtr>
      <mtr>
        <mtd>
          <mrow/>
        </mtd>
      </mtr>
      <mtr>
        <mtd>
          <mrow>
            <mi mathvariant="italic">De</mi>
            <mi mathvariant="italic">esta</mi>
            <mi mathvariant="italic">forma</mi>
            <mi>,</mi>
            <mi mathvariant="italic">el</mi>
            <mi mathvariant="italic">número</mi>
            <mi mathvariant="italic">de</mi>
            <mi mathvariant="italic">divisores</mi>
            <mi mathvariant="italic">de</mi>
            <mi>m</mi>
            <mi mathvariant="italic">es</mi>
            <mi mathvariant="italic">igual</mi>
            <mi>a</mi>
            <mn>...</mn>
          </mrow>
        </mtd>
      </mtr>
      <mtr>
        <mtd>
          <mrow>
            <mrow>
              <mi>q</mi>
              <mo stretchy="false">+</mo>
              <mrow>
                <mi>q</mi>
                <mo stretchy="false">∗</mo>
                <msub>
                  <mi mathvariant="italic">pot</mi>
                  <mi>n</mi>
                </msub>
              </mrow>
            </mrow>
            <mo stretchy="false">=</mo>
            <mrow>
              <mi>q</mi>
              <mo stretchy="false">∗</mo>
              <mrow>
                <mo fence="true" stretchy="false">(</mo>
                <mrow>
                  <mrow>
                    <msub>
                      <mi mathvariant="italic">pot</mi>
                      <mi>n</mi>
                    </msub>
                    <mo stretchy="false">+</mo>
                    <mn>1</mn>
                  </mrow>
                </mrow>
                <mo fence="true" stretchy="false">)</mo>
              </mrow>
            </mrow>
          </mrow>
        </mtd>
      </mtr>
      <mtr>
        <mtd>
          <mrow/>
        </mtd>
      </mtr>
      <mtr>
        <mtd>
          <mrow>
            <mi mathvariant="italic">Lo</mi>
            <mi mathvariant="italic">cual</mi>
            <mi mathvariant="italic">es</mi>
            <mi mathvariant="italic">equivalente</mi>
            <mi>a</mi>
            <mn>...</mn>
          </mrow>
        </mtd>
      </mtr>
      <mtr>
        <mtd>
          <mrow>
            <mrow>
              <mo fence="true" stretchy="false">(</mo>
              <mrow>
                <mrow>
                  <msub>
                    <mi mathvariant="italic">pot</mi>
                    <mn>1</mn>
                  </msub>
                  <mo stretchy="false">+</mo>
                  <mn>1</mn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sub>
                    <mi mathvariant="italic">pot</mi>
                    <mn>2</mn>
                  </msub>
                  <mo stretchy="false">+</mo>
                  <mn>1</mn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sub>
                    <mi mathvariant="italic">pot</mi>
                    <mn>3</mn>
                  </msub>
                  <mo stretchy="false">+</mo>
                  <mn>1</mn>
                </mrow>
              </mrow>
              <mo fence="true" stretchy="false">)</mo>
            </mrow>
            <mo stretchy="false">∗</mo>
            <mn>...</mn>
            <mo stretchy="false">∗</mo>
            <mrow>
              <mo fence="true" stretchy="false">(</mo>
              <mrow>
                <mrow>
                  <msub>
                    <mi mathvariant="italic">pot</mi>
                    <mi>n</mi>
                  </msub>
                  <mo stretchy="false">+</mo>
                  <mn>1</mn>
                </mrow>
              </mrow>
              <mo fence="true" stretchy="false">)</mo>
            </mrow>
          </mrow>
        </mtd>
      </mtr>
    </mtable>
    <annotation encoding="StarMath 5.0">Sea m={pr sub 1} ^{pot sub 1}*{pr sub 2} ^{pot sub 2}*{pr sub 3} ^{pot sub 3}*...*{pr sub n} ^{pot sub n}
newline
newline
De tal forma que pr sub i es igual a un número primo y pr sub i &lt;&gt; pr sub j con i&lt;&gt; j
newline
Sea q=los primeros q divisores de m, desde {pr sub 1} hasta {pr sub {n-1}}
newline
Los divisores hasta pr sub n, de m, se obtienen de la siguiente forma...
newline
newline
Se multiplica cada uno de los q divisores por {pr sub n}^{1}, para obtener q divisores más
newline
Se multiplica cada uno de los q divisores por {pr sub n}^{2}, para obtener q divisores más
newline
Se multiplica cada uno de los q divisores por {pr sub n}^{3}, para obtener q divisores más
newline
...
newline
Se multiplica cada uno de los q divisores por {pr sub n}^{pot sub n}, para obtener q divisores más
newline
newline
En total se consiguen q*{ pot sub n } divisores más
newline
newline
De esta forma, el número de divisores de m es igual a ...
newline
q+q*{ pot sub n }=q*( {pot sub n} + 1 )
newline
newline
Lo cual es equivalente a...
newline
(pot sub 1+1)*(pot sub 2+1)*(pot sub 3+1)*...*(pot sub n+1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09:19:54.897718663</meta:creation-date>
    <dc:date>2016-04-08T09:37:28.672244137</dc:date>
    <meta:editing-duration>PT2M23S</meta:editing-duration>
    <meta:editing-cycles>2</meta:editing-cycles>
    <meta:generator>LibreOffice/5.0.5.2$Linux_X86_64 LibreOffice_project/00$Build-2</meta:generator>
  </office:meta>
</office:document-meta>
</file>